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c8887" officeooo:paragraph-rsid="000c8887" style:font-size-asian="14pt" style:font-size-complex="14pt"/>
    </style:style>
    <style:style style:name="P2" style:family="paragraph" style:parent-style-name="Standard">
      <style:text-properties fo:font-size="14pt" officeooo:rsid="000c8887" officeooo:paragraph-rsid="000d9b35" style:font-size-asian="14pt" style:font-size-complex="14pt"/>
    </style:style>
    <style:style style:name="P3" style:family="paragraph" style:parent-style-name="Standard">
      <style:text-properties fo:font-size="14pt" officeooo:rsid="000d9b35" officeooo:paragraph-rsid="000d9b35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onas : recruteur </text:p>
      <text:p text:style-name="P1"/>
      <text:p text:style-name="P1">Experience</text:p>
      <text:p text:style-name="P1">Coordonnées</text:p>
      <text:p text:style-name="P1"><text:tab/>tel</text:p>
      <text:p text:style-name="P1"><text:tab/>email</text:p>
      <text:p text:style-name="P1"><text:tab/>localisation</text:p>
      <text:p text:style-name="P1"><text:tab/>reseaux sociaux</text:p>
      <text:p text:style-name="P1"><text:tab/></text:p>
      <text:p text:style-name="P1">Language pratiqués<text:line-break/>Projet</text:p>
      <text:p text:style-name="P1"><text:tab/>Etude de cas :</text:p>
      <text:p text:style-name="P1"><text:tab/>intro</text:p>
      <text:p text:style-name="P1"><text:tab/>la mission que on nous as confier</text:p>
      <text:p text:style-name="P1"><text:tab/>des photos</text:p>
      <text:p text:style-name="P1"><text:tab/>secteur dans ce que j’ai travailler (quel milieu).</text:p>
      <text:p text:style-name="P1"><text:tab/>Expliquer la demarche social et pas dire que j’ai fais du front mais mais dire que j’ai pus découvrir des personne, questionner le client, et qu’au final le projet a reussis .</text:p>
      <text:p text:style-name="P1">Presentation personnelle</text:p>
      <text:p text:style-name="P1">Photos</text:p>
      <text:p text:style-name="P1">spécialité.</text:p>
      <text:p text:style-name="P1">Touche de différentiante.</text:p>
      <text:p text:style-name="P1"/>
      <text:p text:style-name="P1">Ton : personnalisé, serieux, precis</text:p>
      <text:p text:style-name="P2">____________________________________________________________________</text:p>
      <text:p text:style-name="P1"/>
      <text:p text:style-name="P1">Element de votre site.</text:p>
      <text:p text:style-name="P1"/>
      <text:p text:style-name="P1">Accueil</text:p>
      <text:p text:style-name="P1">Portfolio : étude de cas.</text:p>
      <text:p text:style-name="P1">CV : PDF telechargeable <text:s/>ou page web.</text:p>
      <text:p text:style-name="P1"/>
      <text:p text:style-name="P1">Option : formulaire de prrise de contact.</text:p>
      <text:p text:style-name="P1"/>
      <text:p text:style-name="P1">Call to action : contacter-moi</text:p>
      <text:p text:style-name="P1"/>
      <text:p text:style-name="P3">-Bouton  qui renvoie soit :</text:p>
      <text:p text:style-name="P3">*formulaire</text:p>
      <text:p text:style-name="P3">*<text:a xlink:type="simple" xlink:href="mailto:@" text:style-name="Internet_20_link" text:visited-style-name="Visited_20_Internet_20_Link">mailto:@</text:a></text:p>
      <text:p text:style-name="P3"/>
      <text:p text:style-name="P3">Call secondaire : téléchargeable.</text:p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1:22:06.891369753</meta:creation-date>
    <dc:date>2017-07-03T14:21:13.947498311</dc:date>
    <meta:editing-duration>PT2H38M16S</meta:editing-duration>
    <meta:editing-cycles>1</meta:editing-cycles>
    <meta:document-statistic meta:table-count="0" meta:image-count="0" meta:object-count="0" meta:page-count="2" meta:paragraph-count="31" meta:word-count="120" meta:character-count="811" meta:non-whitespace-character-count="707"/>
    <meta:generator>LibreOffice/5.1.6.2$Linux_X86_64 LibreOffice_project/10m0$Build-2</meta:generator>
  </office:meta>
</office:document-meta>
</file>